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e9e9e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Percentil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IM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5.11830992738208" calcext:value-type="float">
            <text:p>5,11830992738208</text:p>
          </table:table-cell>
          <table:table-cell office:value-type="float" office:value="16.4654482644835" calcext:value-type="float">
            <text:p>16,46544826448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6.01220686397136" calcext:value-type="float">
            <text:p>6,01220686397136</text:p>
          </table:table-cell>
          <table:table-cell office:value-type="float" office:value="16.6560762914242" calcext:value-type="float">
            <text:p>16,6560762914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7.03098594589854" calcext:value-type="float">
            <text:p>7,03098594589854</text:p>
          </table:table-cell>
          <table:table-cell office:value-type="float" office:value="17.0532166355936" calcext:value-type="float">
            <text:p>17,05321663559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8.00375581638544" calcext:value-type="float">
            <text:p>8,00375581638544</text:p>
          </table:table-cell>
          <table:table-cell office:value-type="float" office:value="17.5297860666574" calcext:value-type="float">
            <text:p>17,529786066657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9.01596268035679" calcext:value-type="float">
            <text:p>9,01596268035679</text:p>
          </table:table-cell>
          <table:table-cell office:value-type="float" office:value="18.1493242909192" calcext:value-type="float">
            <text:p>18,149324290919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0.021596273301" calcext:value-type="float">
            <text:p>10,021596273301</text:p>
          </table:table-cell>
          <table:table-cell office:value-type="float" office:value="18.8324060392117" calcext:value-type="float">
            <text:p>18,83240603921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1.0140854303336" calcext:value-type="float">
            <text:p>11,0140854303336</text:p>
          </table:table-cell>
          <table:table-cell office:value-type="float" office:value="19.6266867275505" calcext:value-type="float">
            <text:p>19,62668672755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2.0197190232779" calcext:value-type="float">
            <text:p>12,0197190232779</text:p>
          </table:table-cell>
          <table:table-cell office:value-type="float" office:value="20.4686253770562" calcext:value-type="float">
            <text:p>20,468625377056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3.0122060741679" calcext:value-type="float">
            <text:p>13,0122060741679</text:p>
          </table:table-cell>
          <table:table-cell office:value-type="float" office:value="21.3741062780169" calcext:value-type="float">
            <text:p>21,374106278016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4.0178396671121" calcext:value-type="float">
            <text:p>14,0178396671121</text:p>
          </table:table-cell>
          <table:table-cell office:value-type="float" office:value="22.2795871789777" calcext:value-type="float">
            <text:p>22,27958717897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5.0037555531176" calcext:value-type="float">
            <text:p>15,0037555531176</text:p>
          </table:table-cell>
          <table:table-cell office:value-type="float" office:value="23.1056389930439" calcext:value-type="float">
            <text:p>23,10563899304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5.9896714391231" calcext:value-type="float">
            <text:p>15,9896714391231</text:p>
          </table:table-cell>
          <table:table-cell office:value-type="float" office:value="23.8363787025034" calcext:value-type="float">
            <text:p>23,83637870250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7.0018772500232" calcext:value-type="float">
            <text:p>17,0018772500232</text:p>
          </table:table-cell>
          <table:table-cell office:value-type="float" office:value="24.4559175630531" calcext:value-type="float">
            <text:p>24,45591756305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8.0009386250116" calcext:value-type="float">
            <text:p>18,0009386250116</text:p>
          </table:table-cell>
          <table:table-cell office:value-type="float" office:value="24.9324863578291" calcext:value-type="float">
            <text:p>24,932486357829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7" calcext:value-type="float">
            <text:p>97</text:p>
          </table:table-cell>
          <table:table-cell office:value-type="float" office:value="18.9934267289729" calcext:value-type="float">
            <text:p>18,9934267289729</text:p>
          </table:table-cell>
          <table:table-cell office:value-type="float" office:value="25.3296267019985" calcext:value-type="float">
            <text:p>25,329626701998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.11830992738208" calcext:value-type="float">
            <text:p>5,11830992738208</text:p>
          </table:table-cell>
          <table:table-cell table:style-name="Default" office:value-type="float" office:value="15.3852261720216" calcext:value-type="float">
            <text:p>15,38522617202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.01877960846283" calcext:value-type="float">
            <text:p>6,01877960846283</text:p>
          </table:table-cell>
          <table:table-cell table:style-name="Default" office:value-type="float" office:value="15.4646539863403" calcext:value-type="float">
            <text:p>15,464653986340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.02441320140707" calcext:value-type="float">
            <text:p>7,02441320140707</text:p>
          </table:table-cell>
          <table:table-cell table:style-name="Default" office:value-type="float" office:value="15.7029387018722" calcext:value-type="float">
            <text:p>15,70293870187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.01690130536837" calcext:value-type="float">
            <text:p>8,01690130536837</text:p>
          </table:table-cell>
          <table:table-cell table:style-name="Default" office:value-type="float" office:value="16.0365367945866" calcext:value-type="float">
            <text:p>16,03653679458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9.02253489831262" calcext:value-type="float">
            <text:p>9,02253489831262</text:p>
          </table:table-cell>
          <table:table-cell table:style-name="Default" office:value-type="float" office:value="16.4495627016197" calcext:value-type="float">
            <text:p>16,44956270161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0.021596273301" calcext:value-type="float">
            <text:p>10,021596273301</text:p>
          </table:table-cell>
          <table:table-cell table:style-name="Default" office:value-type="float" office:value="16.8943610069561" calcext:value-type="float">
            <text:p>16,89436100695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1.0272298662453" calcext:value-type="float">
            <text:p>11,0272298662453</text:p>
          </table:table-cell>
          <table:table-cell table:style-name="Default" office:value-type="float" office:value="17.4662425426267" calcext:value-type="float">
            <text:p>17,46624254262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2.0065724812236" calcext:value-type="float">
            <text:p>12,0065724812236</text:p>
          </table:table-cell>
          <table:table-cell table:style-name="Default" office:value-type="float" office:value="18.0540109137367" calcext:value-type="float">
            <text:p>18,054010913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3.0056338562121" calcext:value-type="float">
            <text:p>13,0056338562121</text:p>
          </table:table-cell>
          <table:table-cell table:style-name="Default" office:value-type="float" office:value="18.7847493506205" calcext:value-type="float">
            <text:p>18,78474935062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3.9981219601734" calcext:value-type="float">
            <text:p>13,9981219601734</text:p>
          </table:table-cell>
          <table:table-cell table:style-name="Default" office:value-type="float" office:value="19.5472601858075" calcext:value-type="float">
            <text:p>19,54726018580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5.0103288241447" calcext:value-type="float">
            <text:p>15,0103288241447</text:p>
          </table:table-cell>
          <table:table-cell table:style-name="Default" office:value-type="float" office:value="20.2938829129793" calcext:value-type="float">
            <text:p>20,29388291297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6.002816928106" calcext:value-type="float">
            <text:p>16,002816928106</text:p>
          </table:table-cell>
          <table:table-cell table:style-name="Default" office:value-type="float" office:value="20.9610790984081" calcext:value-type="float">
            <text:p>20,96107909840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7.0018772500232" calcext:value-type="float">
            <text:p>17,0018772500232</text:p>
          </table:table-cell>
          <table:table-cell table:style-name="Default" office:value-type="float" office:value="21.5647343049576" calcext:value-type="float">
            <text:p>21,56473430495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8.0075118960387" calcext:value-type="float">
            <text:p>18,0075118960387</text:p>
          </table:table-cell>
          <table:table-cell table:style-name="Default" office:value-type="float" office:value="22.0571867537338" calcext:value-type="float">
            <text:p>22,057186753733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.5178718945096" calcext:value-type="float">
            <text:p>22,51787189450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5.1248831984092" calcext:value-type="float">
            <text:p>5,1248831984092</text:p>
          </table:table-cell>
          <table:table-cell office:value-type="float" office:value="14.9563147021247" calcext:value-type="float">
            <text:p>14,95631470212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6.0253523529543" calcext:value-type="float">
            <text:p>6,0253523529543</text:p>
          </table:table-cell>
          <table:table-cell office:value-type="float" office:value="15.0198569535797" calcext:value-type="float">
            <text:p>15,01985695357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7.0178404569156" calcext:value-type="float">
            <text:p>7,0178404569156</text:p>
          </table:table-cell>
          <table:table-cell office:value-type="float" office:value="15.2104849805204" calcext:value-type="float">
            <text:p>15,21048498052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8.01690130536837" calcext:value-type="float">
            <text:p>8,01690130536837</text:p>
          </table:table-cell>
          <table:table-cell office:value-type="float" office:value="15.5281962377953" calcext:value-type="float">
            <text:p>15,52819623779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9.00938940932968" calcext:value-type="float">
            <text:p>9,00938940932968</text:p>
          </table:table-cell>
          <table:table-cell office:value-type="float" office:value="15.8141376419184" calcext:value-type="float">
            <text:p>15,814137641918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0.021596273301" calcext:value-type="float">
            <text:p>10,021596273301</text:p>
          </table:table-cell>
          <table:table-cell office:value-type="float" office:value="16.2112792586636" calcext:value-type="float">
            <text:p>16,21127925866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1.0206576482895" calcext:value-type="float">
            <text:p>11,0206576482895</text:p>
          </table:table-cell>
          <table:table-cell office:value-type="float" office:value="16.7196185428792" calcext:value-type="float">
            <text:p>16,719618542879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2.0131457522508" calcext:value-type="float">
            <text:p>12,0131457522508</text:p>
          </table:table-cell>
          <table:table-cell office:value-type="float" office:value="17.259730225398" calcext:value-type="float">
            <text:p>17,25973022539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3.0122060741679" calcext:value-type="float">
            <text:p>13,0122060741679</text:p>
          </table:table-cell>
          <table:table-cell office:value-type="float" office:value="17.9269264108268" calcext:value-type="float">
            <text:p>17,92692641082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4.0178396671121" calcext:value-type="float">
            <text:p>14,0178396671121</text:p>
          </table:table-cell>
          <table:table-cell office:value-type="float" office:value="18.6576648477105" calcext:value-type="float">
            <text:p>18,65766484771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5.0037555531176" calcext:value-type="float">
            <text:p>15,0037555531176</text:p>
          </table:table-cell>
          <table:table-cell office:value-type="float" office:value="19.3248610331393" calcext:value-type="float">
            <text:p>19,32486103313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6.002816928106" calcext:value-type="float">
            <text:p>16,002816928106</text:p>
          </table:table-cell>
          <table:table-cell office:value-type="float" office:value="19.9761716557044" calcext:value-type="float">
            <text:p>19,976171655704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7.0084505210503" calcext:value-type="float">
            <text:p>17,0084505210503</text:p>
          </table:table-cell>
          <table:table-cell office:value-type="float" office:value="20.5480544639507" calcext:value-type="float">
            <text:p>20,548054463950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7.9943653539845" calcext:value-type="float">
            <text:p>17,9943653539845</text:p>
          </table:table-cell>
          <table:table-cell office:value-type="float" office:value="21.0405081853026" calcext:value-type="float">
            <text:p>21,04050818530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5" calcext:value-type="float">
            <text:p>75</text:p>
          </table:table-cell>
          <table:table-cell office:value-type="float" office:value="19.0065732710271" calcext:value-type="float">
            <text:p>19,0065732710271</text:p>
          </table:table-cell>
          <table:table-cell office:value-type="float" office:value="21.4535340923357" calcext:value-type="float">
            <text:p>21,453534092335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.11830992738208" calcext:value-type="float">
            <text:p>5,11830992738208</text:p>
          </table:table-cell>
          <table:table-cell table:style-name="Default" office:value-type="float" office:value="13.5742656426759" calcext:value-type="float">
            <text:p>13,574265642675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.01877960846283" calcext:value-type="float">
            <text:p>6,01877960846283</text:p>
          </table:table-cell>
          <table:table-cell table:style-name="Default" office:value-type="float" office:value="13.5742656426759" calcext:value-type="float">
            <text:p>13,574265642675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01126771242413" calcext:value-type="float">
            <text:p>7,01126771242413</text:p>
          </table:table-cell>
          <table:table-cell table:style-name="Default" office:value-type="float" office:value="13.7013501455858" calcext:value-type="float">
            <text:p>13,701350145585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8.01032856087691" calcext:value-type="float">
            <text:p>8,01032856087691</text:p>
          </table:table-cell>
          <table:table-cell table:style-name="Default" office:value-type="float" office:value="13.8602057742233" calcext:value-type="float">
            <text:p>13,86020577422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.02253489831262" calcext:value-type="float">
            <text:p>9,02253489831262</text:p>
          </table:table-cell>
          <table:table-cell table:style-name="Default" office:value-type="float" office:value="14.0667193640277" calcext:value-type="float">
            <text:p>14,06671936402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.021596273301" calcext:value-type="float">
            <text:p>10,021596273301</text:p>
          </table:table-cell>
          <table:table-cell table:style-name="Default" office:value-type="float" office:value="14.3526607681509" calcext:value-type="float">
            <text:p>14,35266076815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1.0075111062352" calcext:value-type="float">
            <text:p>11,0075111062352</text:p>
          </table:table-cell>
          <table:table-cell table:style-name="Default" office:value-type="float" office:value="14.6703732980015" calcext:value-type="float">
            <text:p>14,67037329800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.0262912412337" calcext:value-type="float">
            <text:p>12,0262912412337</text:p>
          </table:table-cell>
          <table:table-cell table:style-name="Default" office:value-type="float" office:value="15.0833992050347" calcext:value-type="float">
            <text:p>15,08339920503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.9924883672291" calcext:value-type="float">
            <text:p>12,9924883672291</text:p>
          </table:table-cell>
          <table:table-cell table:style-name="Default" office:value-type="float" office:value="15.5123106749315" calcext:value-type="float">
            <text:p>15,51231067493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.0046941781292" calcext:value-type="float">
            <text:p>14,0046941781292</text:p>
          </table:table-cell>
          <table:table-cell table:style-name="Default" office:value-type="float" office:value="16.1000790460416" calcext:value-type="float">
            <text:p>16,10007904604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.0169010421006" calcext:value-type="float">
            <text:p>15,0169010421006</text:p>
          </table:table-cell>
          <table:table-cell table:style-name="Default" office:value-type="float" office:value="16.6401907285604" calcext:value-type="float">
            <text:p>16,64019072856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6.0093891460619" calcext:value-type="float">
            <text:p>16,0093891460619</text:p>
          </table:table-cell>
          <table:table-cell table:style-name="Default" office:value-type="float" office:value="17.1803011385035" calcext:value-type="float">
            <text:p>17,18030113850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.0018772500232" calcext:value-type="float">
            <text:p>17,0018772500232</text:p>
          </table:table-cell>
          <table:table-cell table:style-name="Default" office:value-type="float" office:value="17.6250994438399" calcext:value-type="float">
            <text:p>17,62509944383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8.0009386250116" calcext:value-type="float">
            <text:p>18,0009386250116</text:p>
          </table:table-cell>
          <table:table-cell table:style-name="Default" office:value-type="float" office:value="18.0063542251455" calcext:value-type="float">
            <text:p>18,00635422514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9.0065732710271" calcext:value-type="float">
            <text:p>19,0065732710271</text:p>
          </table:table-cell>
          <table:table-cell table:style-name="Default" office:value-type="float" office:value="18.3399523178599" calcext:value-type="float">
            <text:p>18,33995231785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5.10516496493479" calcext:value-type="float">
            <text:p>5,10516496493479</text:p>
          </table:table-cell>
          <table:table-cell office:value-type="float" office:value="13.0500407955965" calcext:value-type="float">
            <text:p>13,05004079559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6.03192562398141" calcext:value-type="float">
            <text:p>6,03192562398141</text:p>
          </table:table-cell>
          <table:table-cell office:value-type="float" office:value="13.0341539601571" calcext:value-type="float">
            <text:p>13,034153960157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7.02441320140707" calcext:value-type="float">
            <text:p>7,02441320140707</text:p>
          </table:table-cell>
          <table:table-cell office:value-type="float" office:value="13.1294673373395" calcext:value-type="float">
            <text:p>13,12946733733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8.01690130536837" calcext:value-type="float">
            <text:p>8,01690130536837</text:p>
          </table:table-cell>
          <table:table-cell office:value-type="float" office:value="13.288322965977" calcext:value-type="float">
            <text:p>13,2883229659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9.02253489831262" calcext:value-type="float">
            <text:p>9,02253489831262</text:p>
          </table:table-cell>
          <table:table-cell office:value-type="float" office:value="13.4630654300539" calcext:value-type="float">
            <text:p>13,46306543005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0.0150230022739" calcext:value-type="float">
            <text:p>10,0150230022739</text:p>
          </table:table-cell>
          <table:table-cell office:value-type="float" office:value="13.6536921844189" calcext:value-type="float">
            <text:p>13,653692184418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1.0009388882794" calcext:value-type="float">
            <text:p>11,0009388882794</text:p>
          </table:table-cell>
          <table:table-cell office:value-type="float" office:value="13.9555204239815" calcext:value-type="float">
            <text:p>13,95552042398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.0131457522508" calcext:value-type="float">
            <text:p>12,0131457522508</text:p>
          </table:table-cell>
          <table:table-cell office:value-type="float" office:value="14.3050040795597" calcext:value-type="float">
            <text:p>14,30500407955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3.0122060741679" calcext:value-type="float">
            <text:p>13,0122060741679</text:p>
          </table:table-cell>
          <table:table-cell office:value-type="float" office:value="14.7815722380478" calcext:value-type="float">
            <text:p>14,78157223804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4.0046941781292" calcext:value-type="float">
            <text:p>14,0046941781292</text:p>
          </table:table-cell>
          <table:table-cell office:value-type="float" office:value="15.2581416691116" calcext:value-type="float">
            <text:p>15,25814166911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5.0103288241447" calcext:value-type="float">
            <text:p>15,0103288241447</text:p>
          </table:table-cell>
          <table:table-cell office:value-type="float" office:value="15.718824264736" calcext:value-type="float">
            <text:p>15,71882426473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5.9962436570789" calcext:value-type="float">
            <text:p>15,9962436570789</text:p>
          </table:table-cell>
          <table:table-cell office:value-type="float" office:value="16.1953924232241" calcext:value-type="float">
            <text:p>16,19539242322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7.0018772500232" calcext:value-type="float">
            <text:p>17,0018772500232</text:p>
          </table:table-cell>
          <table:table-cell office:value-type="float" office:value="16.6084196028329" calcext:value-type="float">
            <text:p>16,60841960283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8.0075118960387" calcext:value-type="float">
            <text:p>18,0075118960387</text:p>
          </table:table-cell>
          <table:table-cell office:value-type="float" office:value="16.9420176955473" calcext:value-type="float">
            <text:p>16,942017695547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9.0065732710271" calcext:value-type="float">
            <text:p>19,0065732710271</text:p>
          </table:table-cell>
          <table:table-cell office:value-type="float" office:value="17.2279590996705" calcext:value-type="float">
            <text:p>17,22795909967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1248831984092" calcext:value-type="float">
            <text:p>5,1248831984092</text:p>
          </table:table-cell>
          <table:table-cell table:style-name="Default" office:value-type="float" office:value="12.5416976936537" calcext:value-type="float">
            <text:p>12,54169769365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0253523529543" calcext:value-type="float">
            <text:p>6,0253523529543</text:p>
          </table:table-cell>
          <table:table-cell table:style-name="Default" office:value-type="float" office:value="12.5575845290932" calcext:value-type="float">
            <text:p>12,55758452909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01126771242413" calcext:value-type="float">
            <text:p>7,01126771242413</text:p>
          </table:table-cell>
          <table:table-cell table:style-name="Default" office:value-type="float" office:value="12.6370110708362" calcext:value-type="float">
            <text:p>12,637011070836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.01032856087691" calcext:value-type="float">
            <text:p>8,01032856087691</text:p>
          </table:table-cell>
          <table:table-cell table:style-name="Default" office:value-type="float" office:value="12.7640981188976" calcext:value-type="float">
            <text:p>12,76409811889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.01596268035679" calcext:value-type="float">
            <text:p>9,01596268035679</text:p>
          </table:table-cell>
          <table:table-cell table:style-name="Default" office:value-type="float" office:value="12.9070694572471" calcext:value-type="float">
            <text:p>12,907069457247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.0281695443282" calcext:value-type="float">
            <text:p>10,0281695443282</text:p>
          </table:table-cell>
          <table:table-cell table:style-name="Default" office:value-type="float" office:value="13.1294673373395" calcext:value-type="float">
            <text:p>13,12946733733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.0009388882794" calcext:value-type="float">
            <text:p>11,0009388882794</text:p>
          </table:table-cell>
          <table:table-cell table:style-name="Default" office:value-type="float" office:value="13.351865217432" calcext:value-type="float">
            <text:p>13,35186521743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.0131457522508" calcext:value-type="float">
            <text:p>12,0131457522508</text:p>
          </table:table-cell>
          <table:table-cell table:style-name="Default" office:value-type="float" office:value="13.6854633101464" calcext:value-type="float">
            <text:p>13,68546331014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.9793428782462" calcext:value-type="float">
            <text:p>12,9793428782462</text:p>
          </table:table-cell>
          <table:table-cell table:style-name="Default" office:value-type="float" office:value="14.0984904897552" calcext:value-type="float">
            <text:p>14,09849048975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.0178396671121" calcext:value-type="float">
            <text:p>14,0178396671121</text:p>
          </table:table-cell>
          <table:table-cell table:style-name="Default" office:value-type="float" office:value="14.5432887950916" calcext:value-type="float">
            <text:p>14,54328879509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.0103288241447" calcext:value-type="float">
            <text:p>15,0103288241447</text:p>
          </table:table-cell>
          <table:table-cell table:style-name="Default" office:value-type="float" office:value="14.9563147021247" calcext:value-type="float">
            <text:p>14,95631470212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.002816928106" calcext:value-type="float">
            <text:p>16,002816928106</text:p>
          </table:table-cell>
          <table:table-cell table:style-name="Default" office:value-type="float" office:value="15.3693406091578" calcext:value-type="float">
            <text:p>15,36934060915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.0084505210503" calcext:value-type="float">
            <text:p>17,0084505210503</text:p>
          </table:table-cell>
          <table:table-cell table:style-name="Default" office:value-type="float" office:value="15.7347098275997" calcext:value-type="float">
            <text:p>15,73470982759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.0075118960387" calcext:value-type="float">
            <text:p>18,0075118960387</text:p>
          </table:table-cell>
          <table:table-cell table:style-name="Default" office:value-type="float" office:value="16.0206512317229" calcext:value-type="float">
            <text:p>16,02065123172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.9802822930612" calcext:value-type="float">
            <text:p>18,9802822930612</text:p>
          </table:table-cell>
          <table:table-cell table:style-name="Default" office:value-type="float" office:value="16.243050384391" calcext:value-type="float">
            <text:p>16,2430503843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5.12523546058247" calcext:value-type="float">
            <text:p>5,12523546058247</text:p>
          </table:table-cell>
          <table:table-cell office:value-type="float" office:value="18.6148976246926" calcext:value-type="float">
            <text:p>18,614897624692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6.03484024585962" calcext:value-type="float">
            <text:p>6,03484024585962</text:p>
          </table:table-cell>
          <table:table-cell office:value-type="float" office:value="18.9492925357527" calcext:value-type="float">
            <text:p>18,949292535752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7.03013209025635" calcext:value-type="float">
            <text:p>7,03013209025635</text:p>
          </table:table-cell>
          <table:table-cell office:value-type="float" office:value="19.4906930306596" calcext:value-type="float">
            <text:p>19,490693030659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8.0188326224131" calcext:value-type="float">
            <text:p>8,0188326224131</text:p>
          </table:table-cell>
          <table:table-cell office:value-type="float" office:value="20.1913311412947" calcext:value-type="float">
            <text:p>20,191331141294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9.02730709128976" calcext:value-type="float">
            <text:p>9,02730709128976</text:p>
          </table:table-cell>
          <table:table-cell office:value-type="float" office:value="21.0830513293267" calcext:value-type="float">
            <text:p>21,083051329326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0.0225989356865" calcext:value-type="float">
            <text:p>10,0225989356865</text:p>
          </table:table-cell>
          <table:table-cell office:value-type="float" office:value="22.0862360625071" calcext:value-type="float">
            <text:p>22,086236062507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1.0244826203463" calcext:value-type="float">
            <text:p>11,0244826203463</text:p>
          </table:table-cell>
          <table:table-cell office:value-type="float" office:value="23.2168088472854" calcext:value-type="float">
            <text:p>23,216808847285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2.0263663050061" calcext:value-type="float">
            <text:p>12,0263663050061</text:p>
          </table:table-cell>
          <table:table-cell office:value-type="float" office:value="24.3951534270283" calcext:value-type="float">
            <text:p>24,395153427028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3.0150663091397" calcext:value-type="float">
            <text:p>13,0150663091397</text:p>
          </table:table-cell>
          <table:table-cell office:value-type="float" office:value="25.5734973689636" calcext:value-type="float">
            <text:p>25,57349736896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4.0169499937995" calcext:value-type="float">
            <text:p>14,0169499937995</text:p>
          </table:table-cell>
          <table:table-cell office:value-type="float" office:value="26.6881466472922" calcext:value-type="float">
            <text:p>26,68814664729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5.0188326224131" calcext:value-type="float">
            <text:p>15,0188326224131</text:p>
          </table:table-cell>
          <table:table-cell office:value-type="float" office:value="27.5798661975166" calcext:value-type="float">
            <text:p>27,579866197516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6.014125522856" calcext:value-type="float">
            <text:p>16,014125522856</text:p>
          </table:table-cell>
          <table:table-cell office:value-type="float" office:value="28.216809644545" calcext:value-type="float">
            <text:p>28,2168096445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8.0112999958663" calcext:value-type="float">
            <text:p>18,0112999958663</text:p>
          </table:table-cell>
          <table:table-cell office:value-type="float" office:value="28.917445841757" calcext:value-type="float">
            <text:p>28,91744584175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9.0065918402631" calcext:value-type="float">
            <text:p>19,0065918402631</text:p>
          </table:table-cell>
          <table:table-cell office:value-type="float" office:value="29.0607580376125" calcext:value-type="float">
            <text:p>29,06075803761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17.0225999917327" calcext:value-type="float">
            <text:p>17,0225999917327</text:p>
          </table:table-cell>
          <table:table-cell office:value-type="float" office:value="28.6785926072031" calcext:value-type="float">
            <text:p>28,678592607203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.12523546058247" calcext:value-type="float">
            <text:p>5,12523546058247</text:p>
          </table:table-cell>
          <table:table-cell table:style-name="Default" office:value-type="float" office:value="16.9588465758418" calcext:value-type="float">
            <text:p>16,958846575841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.01506630913972" calcext:value-type="float">
            <text:p>6,01506630913972</text:p>
          </table:table-cell>
          <table:table-cell table:style-name="Default" office:value-type="float" office:value="17.1021594095049" calcext:value-type="float">
            <text:p>17,102159409504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.03013209025635" calcext:value-type="float">
            <text:p>7,03013209025635</text:p>
          </table:table-cell>
          <table:table-cell table:style-name="Default" office:value-type="float" office:value="17.4206308141153" calcext:value-type="float">
            <text:p>17,42063081411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.0188326224131" calcext:value-type="float">
            <text:p>8,0188326224131</text:p>
          </table:table-cell>
          <table:table-cell table:style-name="Default" office:value-type="float" office:value="17.8187197509744" calcext:value-type="float">
            <text:p>17,81871975097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9.03389893155282" calcext:value-type="float">
            <text:p>9,03389893155282</text:p>
          </table:table-cell>
          <table:table-cell table:style-name="Default" office:value-type="float" office:value="18.4715860666448" calcext:value-type="float">
            <text:p>18,47158606664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0.0225989356865" calcext:value-type="float">
            <text:p>10,0225989356865</text:p>
          </table:table-cell>
          <table:table-cell table:style-name="Default" office:value-type="float" office:value="19.1403758887651" calcext:value-type="float">
            <text:p>19,140375888765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1.0112999958663" calcext:value-type="float">
            <text:p>11,0112999958663</text:p>
          </table:table-cell>
          <table:table-cell table:style-name="Default" office:value-type="float" office:value="20.0002490638977" calcext:value-type="float">
            <text:p>20,000249063897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2.0263663050061" calcext:value-type="float">
            <text:p>12,0263663050061</text:p>
          </table:table-cell>
          <table:table-cell table:style-name="Default" office:value-type="float" office:value="20.9556632777287" calcext:value-type="float">
            <text:p>20,955663277728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3.0084755249228" calcext:value-type="float">
            <text:p>13,0084755249228</text:p>
          </table:table-cell>
          <table:table-cell table:style-name="Default" office:value-type="float" office:value="21.9269997223942" calcext:value-type="float">
            <text:p>21,92699972239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4.0103581535364" calcext:value-type="float">
            <text:p>14,0103581535364</text:p>
          </table:table-cell>
          <table:table-cell table:style-name="Default" office:value-type="float" office:value="22.8824139362253" calcext:value-type="float">
            <text:p>22,88241393622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5.0188326224131" calcext:value-type="float">
            <text:p>15,0188326224131</text:p>
          </table:table-cell>
          <table:table-cell table:style-name="Default" office:value-type="float" office:value="23.6626695791091" calcext:value-type="float">
            <text:p>23,66266957910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6.0207163070729" calcext:value-type="float">
            <text:p>16,0207163070729</text:p>
          </table:table-cell>
          <table:table-cell table:style-name="Default" office:value-type="float" office:value="24.2836888818801" calcext:value-type="float">
            <text:p>24,283688881880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8.0178918361294" calcext:value-type="float">
            <text:p>18,0178918361294</text:p>
          </table:table-cell>
          <table:table-cell table:style-name="Default" office:value-type="float" office:value="24.9206310532931" calcext:value-type="float">
            <text:p>24,920631053293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9.0131836805261" calcext:value-type="float">
            <text:p>19,0131836805261</text:p>
          </table:table-cell>
          <table:table-cell table:style-name="Default" office:value-type="float" office:value="25.1435607813973" calcext:value-type="float">
            <text:p>25,143560781397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7.0094173672527" calcext:value-type="float">
            <text:p>17,0094173672527</text:p>
          </table:table-cell>
          <table:table-cell table:style-name="Default" office:value-type="float" office:value="24.6340066615823" calcext:value-type="float">
            <text:p>24,63400666158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5.11864414834251" calcext:value-type="float">
            <text:p>5,11864414834251</text:p>
          </table:table-cell>
          <table:table-cell office:value-type="float" office:value="16.3219050422364" calcext:value-type="float">
            <text:p>16,321905042236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6.03484024585962" calcext:value-type="float">
            <text:p>6,03484024585962</text:p>
          </table:table-cell>
          <table:table-cell office:value-type="float" office:value="16.4333695873847" calcext:value-type="float">
            <text:p>16,433369587384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.03013209025635" calcext:value-type="float">
            <text:p>7,03013209025635</text:p>
          </table:table-cell>
          <table:table-cell office:value-type="float" office:value="16.6403764468468" calcext:value-type="float">
            <text:p>16,640376446846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.03201524689304" calcext:value-type="float">
            <text:p>8,03201524689304</text:p>
          </table:table-cell>
          <table:table-cell office:value-type="float" office:value="16.9906948643566" calcext:value-type="float">
            <text:p>16,990694864356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9.03389893155282" calcext:value-type="float">
            <text:p>9,03389893155282</text:p>
          </table:table-cell>
          <table:table-cell office:value-type="float" office:value="17.5320953592635" calcext:value-type="float">
            <text:p>17,532095359263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0.0225989356865" calcext:value-type="float">
            <text:p>10,0225989356865</text:p>
          </table:table-cell>
          <table:table-cell office:value-type="float" office:value="18.1690381684842" calcext:value-type="float">
            <text:p>18,16903816848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1.0310734045631" calcext:value-type="float">
            <text:p>11,0310734045631</text:p>
          </table:table-cell>
          <table:table-cell office:value-type="float" office:value="18.933369029303" calcext:value-type="float">
            <text:p>18,93336902930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2.0329570892229" calcext:value-type="float">
            <text:p>12,0329570892229</text:p>
          </table:table-cell>
          <table:table-cell office:value-type="float" office:value="19.7932422044355" calcext:value-type="float">
            <text:p>19,79324220443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3.0216581494028" calcext:value-type="float">
            <text:p>13,0216581494028</text:p>
          </table:table-cell>
          <table:table-cell office:value-type="float" office:value="20.7327316362015" calcext:value-type="float">
            <text:p>20,732731636201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4.0103581535364" calcext:value-type="float">
            <text:p>14,0103581535364</text:p>
          </table:table-cell>
          <table:table-cell office:value-type="float" office:value="21.6085283177839" calcext:value-type="float">
            <text:p>21,608528317783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5.0188326224131" calcext:value-type="float">
            <text:p>15,0188326224131</text:p>
          </table:table-cell>
          <table:table-cell office:value-type="float" office:value="22.3410134413184" calcext:value-type="float">
            <text:p>22,34101344131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6.014125522856" calcext:value-type="float">
            <text:p>16,014125522856</text:p>
          </table:table-cell>
          <table:table-cell office:value-type="float" office:value="22.898337442675" calcext:value-type="float">
            <text:p>22,8983374426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7.0094173672527" calcext:value-type="float">
            <text:p>17,0094173672527</text:p>
          </table:table-cell>
          <table:table-cell office:value-type="float" office:value="23.2805028730844" calcext:value-type="float">
            <text:p>23,28050287308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8.0112999958663" calcext:value-type="float">
            <text:p>18,0112999958663</text:p>
          </table:table-cell>
          <table:table-cell office:value-type="float" office:value="23.5512037583455" calcext:value-type="float">
            <text:p>23,55120375834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9.0131836805261" calcext:value-type="float">
            <text:p>19,0131836805261</text:p>
          </table:table-cell>
          <table:table-cell office:value-type="float" office:value="23.7422858357425" calcext:value-type="float">
            <text:p>23,74228583574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17.0094173672527" calcext:value-type="float">
            <text:p>17,0094173672527</text:p>
          </table:table-cell>
          <table:table-cell office:value-type="float" office:value="23.2805028730844" calcext:value-type="float">
            <text:p>23,28050287308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.18455779876527" calcext:value-type="float">
            <text:p>5,18455779876527</text:p>
          </table:table-cell>
          <table:table-cell table:style-name="Default" office:value-type="float" office:value="15.2709485140915" calcext:value-type="float">
            <text:p>15,270948514091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04143208612268" calcext:value-type="float">
            <text:p>6,04143208612268</text:p>
          </table:table-cell>
          <table:table-cell table:style-name="Default" office:value-type="float" office:value="15.2868720205412" calcext:value-type="float">
            <text:p>15,28687202054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.01694946577641" calcext:value-type="float">
            <text:p>7,01694946577641</text:p>
          </table:table-cell>
          <table:table-cell table:style-name="Default" office:value-type="float" office:value="15.3983378413048" calcext:value-type="float">
            <text:p>15,39833784130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.04519787137297" calcext:value-type="float">
            <text:p>8,04519787137297</text:p>
          </table:table-cell>
          <table:table-cell table:style-name="Default" office:value-type="float" office:value="15.7008857394655" calcext:value-type="float">
            <text:p>15,70088573946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.02730709128976" calcext:value-type="float">
            <text:p>9,02730709128976</text:p>
          </table:table-cell>
          <table:table-cell table:style-name="Default" office:value-type="float" office:value="16.1308216892241" calcext:value-type="float">
            <text:p>16,130821689224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.0423734004295" calcext:value-type="float">
            <text:p>10,0423734004295</text:p>
          </table:table-cell>
          <table:table-cell table:style-name="Default" office:value-type="float" office:value="16.6403764468468" calcext:value-type="float">
            <text:p>16,640376446846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.0310734045631" calcext:value-type="float">
            <text:p>11,0310734045631</text:p>
          </table:table-cell>
          <table:table-cell table:style-name="Default" office:value-type="float" office:value="17.2773179804522" calcext:value-type="float">
            <text:p>17,277317980452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.039548929486" calcext:value-type="float">
            <text:p>12,039548929486</text:p>
          </table:table-cell>
          <table:table-cell table:style-name="Default" office:value-type="float" office:value="18.0257266104365" calcext:value-type="float">
            <text:p>18,025726610436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.0348407738827" calcext:value-type="float">
            <text:p>13,0348407738827</text:p>
          </table:table-cell>
          <table:table-cell table:style-name="Default" office:value-type="float" office:value="18.8219044841547" calcext:value-type="float">
            <text:p>18,821904484154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.0037673693196" calcext:value-type="float">
            <text:p>14,0037673693196</text:p>
          </table:table-cell>
          <table:table-cell table:style-name="Default" office:value-type="float" office:value="19.5703118385237" calcext:value-type="float">
            <text:p>19,570311838523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.0122418381962" calcext:value-type="float">
            <text:p>15,0122418381962</text:p>
          </table:table-cell>
          <table:table-cell table:style-name="Default" office:value-type="float" office:value="20.2231781541942" calcext:value-type="float">
            <text:p>20,22317815419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6.0009428983761" calcext:value-type="float">
            <text:p>16,0009428983761</text:p>
          </table:table-cell>
          <table:table-cell table:style-name="Default" office:value-type="float" office:value="20.7008858989174" calcext:value-type="float">
            <text:p>20,700885898917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7.0094173672527" calcext:value-type="float">
            <text:p>17,0094173672527</text:p>
          </table:table-cell>
          <table:table-cell table:style-name="Default" office:value-type="float" office:value="21.0512043164272" calcext:value-type="float">
            <text:p>21,05120431642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8.0178918361294" calcext:value-type="float">
            <text:p>18,0178918361294</text:p>
          </table:table-cell>
          <table:table-cell table:style-name="Default" office:value-type="float" office:value="21.2900581887888" calcext:value-type="float">
            <text:p>21,290058188788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8.9934102718293" calcext:value-type="float">
            <text:p>18,9934102718293</text:p>
          </table:table-cell>
          <table:table-cell table:style-name="Default" office:value-type="float" office:value="21.4174462403868" calcext:value-type="float">
            <text:p>21,417446240386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5.13182730084553" calcext:value-type="float">
            <text:p>5,13182730084553</text:p>
          </table:table-cell>
          <table:table-cell office:value-type="float" office:value="14.3314590823255" calcext:value-type="float">
            <text:p>14,33145908232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6.02165762137969" calcext:value-type="float">
            <text:p>6,02165762137969</text:p>
          </table:table-cell>
          <table:table-cell office:value-type="float" office:value="14.2836872873609" calcext:value-type="float">
            <text:p>14,28368728736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7.03013209025635" calcext:value-type="float">
            <text:p>7,03013209025635</text:p>
          </table:table-cell>
          <table:table-cell office:value-type="float" office:value="14.3951531081245" calcext:value-type="float">
            <text:p>14,39515310812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8.038606559133" calcext:value-type="float">
            <text:p>8,038606559133</text:p>
          </table:table-cell>
          <table:table-cell office:value-type="float" office:value="14.6340069804861" calcext:value-type="float">
            <text:p>14,634006980486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9.00094184232989" calcext:value-type="float">
            <text:p>9,00094184232989</text:p>
          </table:table-cell>
          <table:table-cell office:value-type="float" office:value="14.984325397996" calcext:value-type="float">
            <text:p>14,98432539799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0.0291918319957" calcext:value-type="float">
            <text:p>10,0291918319957</text:p>
          </table:table-cell>
          <table:table-cell office:value-type="float" office:value="15.3824143348551" calcext:value-type="float">
            <text:p>15,382414334855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1.0310734045631" calcext:value-type="float">
            <text:p>11,0310734045631</text:p>
          </table:table-cell>
          <table:table-cell office:value-type="float" office:value="15.923814829762" calcext:value-type="float">
            <text:p>15,92381482976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2.0263663050061" calcext:value-type="float">
            <text:p>12,0263663050061</text:p>
          </table:table-cell>
          <table:table-cell office:value-type="float" office:value="16.5448341325329" calcext:value-type="float">
            <text:p>16,544834132532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3.0150663091397" calcext:value-type="float">
            <text:p>13,0150663091397</text:p>
          </table:table-cell>
          <table:table-cell office:value-type="float" office:value="17.2932414869019" calcext:value-type="float">
            <text:p>17,29324148690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4.0301326182794" calcext:value-type="float">
            <text:p>14,0301326182794</text:p>
          </table:table-cell>
          <table:table-cell office:value-type="float" office:value="17.9461078025724" calcext:value-type="float">
            <text:p>17,946107802572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5.0320163029392" calcext:value-type="float">
            <text:p>15,0320163029392</text:p>
          </table:table-cell>
          <table:table-cell office:value-type="float" office:value="18.5034330795443" calcext:value-type="float">
            <text:p>18,50343307954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6.0207163070729" calcext:value-type="float">
            <text:p>16,0207163070729</text:p>
          </table:table-cell>
          <table:table-cell office:value-type="float" office:value="18.9174455228532" calcext:value-type="float">
            <text:p>18,917445522853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7.0094173672527" calcext:value-type="float">
            <text:p>17,0094173672527</text:p>
          </table:table-cell>
          <table:table-cell office:value-type="float" office:value="19.2359169274636" calcext:value-type="float">
            <text:p>19,23591692746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8.0244836763925" calcext:value-type="float">
            <text:p>18,0244836763925</text:p>
          </table:table-cell>
          <table:table-cell office:value-type="float" office:value="19.4110767740262" calcext:value-type="float">
            <text:p>19,411076774026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19.0065918402631" calcext:value-type="float">
            <text:p>19,0065918402631</text:p>
          </table:table-cell>
          <table:table-cell office:value-type="float" office:value="19.5543883320739" calcext:value-type="float">
            <text:p>19,554388332073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11864414834251" calcext:value-type="float">
            <text:p>5,11864414834251</text:p>
          </table:table-cell>
          <table:table-cell table:style-name="Default" office:value-type="float" office:value="13.5830504523412" calcext:value-type="float">
            <text:p>13,58305045234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03484024585962" calcext:value-type="float">
            <text:p>6,03484024585962</text:p>
          </table:table-cell>
          <table:table-cell table:style-name="Default" office:value-type="float" office:value="13.5352812086073" calcext:value-type="float">
            <text:p>13,535281208607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.02354077801638" calcext:value-type="float">
            <text:p>7,02354077801638</text:p>
          </table:table-cell>
          <table:table-cell table:style-name="Default" office:value-type="float" office:value="13.6308222473058" calcext:value-type="float">
            <text:p>13,630822247305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038606559133" calcext:value-type="float">
            <text:p>8,038606559133</text:p>
          </table:table-cell>
          <table:table-cell table:style-name="Default" office:value-type="float" office:value="13.7900573118033" calcext:value-type="float">
            <text:p>13,79005731180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03389893155282" calcext:value-type="float">
            <text:p>9,03389893155282</text:p>
          </table:table-cell>
          <table:table-cell table:style-name="Default" office:value-type="float" office:value="14.0607581970644" calcext:value-type="float">
            <text:p>14,06075819706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0423734004295" calcext:value-type="float">
            <text:p>10,0423734004295</text:p>
          </table:table-cell>
          <table:table-cell table:style-name="Default" office:value-type="float" office:value="14.4747706403733" calcext:value-type="float">
            <text:p>14,47477064037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.0442570850893" calcext:value-type="float">
            <text:p>11,0442570850893</text:p>
          </table:table-cell>
          <table:table-cell table:style-name="Default" office:value-type="float" office:value="14.9365536030314" calcext:value-type="float">
            <text:p>14,93655360303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.0065928963092" calcext:value-type="float">
            <text:p>12,0065928963092</text:p>
          </table:table-cell>
          <table:table-cell table:style-name="Default" office:value-type="float" office:value="15.4779553735536" calcext:value-type="float">
            <text:p>15,47795537355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.0018836846598" calcext:value-type="float">
            <text:p>13,0018836846598</text:p>
          </table:table-cell>
          <table:table-cell table:style-name="Default" office:value-type="float" office:value="16.0830511698748" calcext:value-type="float">
            <text:p>16,08305116987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.0235407780164" calcext:value-type="float">
            <text:p>14,0235407780164</text:p>
          </table:table-cell>
          <table:table-cell table:style-name="Default" office:value-type="float" office:value="16.7199939790955" calcext:value-type="float">
            <text:p>16,71999397909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.0254244626762" calcext:value-type="float">
            <text:p>15,0254244626762</text:p>
          </table:table-cell>
          <table:table-cell table:style-name="Default" office:value-type="float" office:value="17.2136239546532" calcext:value-type="float">
            <text:p>17,213623954653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.007533682593" calcext:value-type="float">
            <text:p>16,007533682593</text:p>
          </table:table-cell>
          <table:table-cell table:style-name="Default" office:value-type="float" office:value="17.5798658786128" calcext:value-type="float">
            <text:p>17,579865878612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.0160081514696" calcext:value-type="float">
            <text:p>17,0160081514696</text:p>
          </table:table-cell>
          <table:table-cell table:style-name="Default" office:value-type="float" office:value="17.8027962445246" calcext:value-type="float">
            <text:p>17,802796244524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.0112999958663" calcext:value-type="float">
            <text:p>18,0112999958663</text:p>
          </table:table-cell>
          <table:table-cell table:style-name="Default" office:value-type="float" office:value="17.9301842961226" calcext:value-type="float">
            <text:p>17,930184296122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.0131836805261" calcext:value-type="float">
            <text:p>19,0131836805261</text:p>
          </table:table-cell>
          <table:table-cell table:style-name="Default" office:value-type="float" office:value="18.0098031039867" calcext:value-type="float">
            <text:p>18,009803103986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.16478333402228" calcext:value-type="float">
            <text:p>5,16478333402228</text:p>
          </table:table-cell>
          <table:table-cell office:value-type="float" office:value="12.9617824045764" calcext:value-type="float">
            <text:p>12,961782404576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6.02165762137969" calcext:value-type="float">
            <text:p>6,02165762137969</text:p>
          </table:table-cell>
          <table:table-cell office:value-type="float" office:value="12.9299328404462" calcext:value-type="float">
            <text:p>12,929932840446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.04331471473628" calcext:value-type="float">
            <text:p>7,04331471473628</text:p>
          </table:table-cell>
          <table:table-cell office:value-type="float" office:value="12.9140131608425" calcext:value-type="float">
            <text:p>12,91401316084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8.06497180809287" calcext:value-type="float">
            <text:p>8,06497180809287</text:p>
          </table:table-cell>
          <table:table-cell office:value-type="float" office:value="13.0732456741093" calcext:value-type="float">
            <text:p>13,073245674109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9.02730709128976" calcext:value-type="float">
            <text:p>9,02730709128976</text:p>
          </table:table-cell>
          <table:table-cell office:value-type="float" office:value="13.3120995464709" calcext:value-type="float">
            <text:p>13,31209954647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9.99623368672662" calcext:value-type="float">
            <text:p>9,99623368672662</text:p>
          </table:table-cell>
          <table:table-cell office:value-type="float" office:value="13.6624192395961" calcext:value-type="float">
            <text:p>13,662419239596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9.99623368672662" calcext:value-type="float">
            <text:p>9,99623368672662</text:p>
          </table:table-cell>
          <table:table-cell office:value-type="float" office:value="13.6942662524956" calcext:value-type="float">
            <text:p>13,694266252495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1.0112999958663" calcext:value-type="float">
            <text:p>11,0112999958663</text:p>
          </table:table-cell>
          <table:table-cell office:value-type="float" office:value="14.1560517663844" calcext:value-type="float">
            <text:p>14,15605176638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2.019774464743" calcext:value-type="float">
            <text:p>12,019774464743</text:p>
          </table:table-cell>
          <table:table-cell office:value-type="float" office:value="14.6496804663267" calcext:value-type="float">
            <text:p>14,649680466326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3.0348407738827" calcext:value-type="float">
            <text:p>13,0348407738827</text:p>
          </table:table-cell>
          <table:table-cell office:value-type="float" office:value="15.1751587303992" calcext:value-type="float">
            <text:p>15,175158730399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4.0301326182794" calcext:value-type="float">
            <text:p>14,0301326182794</text:p>
          </table:table-cell>
          <table:table-cell office:value-type="float" office:value="15.7643310202706" calcext:value-type="float">
            <text:p>15,764331020270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5.0254244626762" calcext:value-type="float">
            <text:p>15,0254244626762</text:p>
          </table:table-cell>
          <table:table-cell office:value-type="float" office:value="16.0987259313308" calcext:value-type="float">
            <text:p>16,09872593133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6.0009428983761" calcext:value-type="float">
            <text:p>16,0009428983761</text:p>
          </table:table-cell>
          <table:table-cell office:value-type="float" office:value="16.4968148681899" calcext:value-type="float">
            <text:p>16,496814868189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7.0160081514696" calcext:value-type="float">
            <text:p>17,0160081514696</text:p>
          </table:table-cell>
          <table:table-cell office:value-type="float" office:value="16.6719747147525" calcext:value-type="float">
            <text:p>16,67197471475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7.9915265871695" calcext:value-type="float">
            <text:p>17,9915265871695</text:p>
          </table:table-cell>
          <table:table-cell office:value-type="float" office:value="16.767515753451" calcext:value-type="float">
            <text:p>16,76751575345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8.9868184315662" calcext:value-type="float">
            <text:p>18,9868184315662</text:p>
          </table:table-cell>
          <table:table-cell office:value-type="float" office:value="16.7993627663505" calcext:value-type="float">
            <text:p>16,7993627663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1T08:50:14.994000000</dc:date>
    <meta:editing-duration>PT37M42S</meta:editing-duration>
    <meta:editing-cycles>3</meta:editing-cycles>
    <meta:generator>LibreOffice/7.4.6.2$Windows_X86_64 LibreOffice_project/5b1f5509c2decdade7fda905e3e1429a67acd63d</meta:generator>
    <meta:document-statistic meta:table-count="1" meta:cell-count="792" meta:object-count="0"/>
  </office:meta>
</office:document-meta>
</file>